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3.79mm" svg:height="100.52mm" svg:x="66.53mm" svg:y="19.11mm">
            <loext:p draw:notify-on-update-of-ranges="Sheet1.A2:Sheet1.A2 Sheet1.A3:Sheet1.A25 Sheet1.B2:Sheet1.B2 Sheet1.B3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6"/>
          <table:table-cell office:value-type="string" calcext:value-type="string">
            <text:p>outsideEXP</text:p>
          </table:table-cell>
          <table:table-cell table:formula="of:=[.L1]*[.L1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itsiz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nsideEXP</text:p>
          </table:table-cell>
          <table:table-cell table:formula="of:=[.L1]/1000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 * EXP([.$H$2]*[.A3])+[.$H$3]" office:value-type="float" office:value="12.0270405405304" calcext:value-type="float">
            <text:p>12.0270405405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formula="of:=[.L1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 * EXP([.$H$2]*[.A4])+[.$H$3]" office:value-type="float" office:value="12.0541623244866" calcext:value-type="float">
            <text:p>12.054162324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 * EXP([.$H$2]*[.A5])+[.$H$3]" office:value-type="float" office:value="12.0813655959648" calcext:value-type="float">
            <text:p>12.08136559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 * EXP([.$H$2]*[.A6])+[.$H$3]" office:value-type="float" office:value="12.1086505997947" calcext:value-type="float">
            <text:p>12.108650599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 * EXP([.$H$2]*[.A7])+[.$H$3]" office:value-type="float" office:value="12.1360175815415" calcext:value-type="float">
            <text:p>12.136017581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 * EXP([.$H$2]*[.A8])+[.$H$3]" office:value-type="float" office:value="12.1634667875081" calcext:value-type="float">
            <text:p>12.163466787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 * EXP([.$H$2]*[.A9])+[.$H$3]" office:value-type="float" office:value="12.1909984647378" calcext:value-type="float">
            <text:p>12.190998464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 * EXP([.$H$2]*[.A10])+[.$H$3]" office:value-type="float" office:value="12.2186128610156" calcext:value-type="float">
            <text:p>12.21861286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 * EXP([.$H$2]*[.A11])+[.$H$3]" office:value-type="float" office:value="12.2463102248714" calcext:value-type="float">
            <text:p>12.246310224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 * EXP([.$H$2]*[.A12])+[.$H$3]" office:value-type="float" office:value="12.2740908055817" calcext:value-type="float">
            <text:p>12.274090805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 * EXP([.$H$2]*[.A13])+[.$H$3]" office:value-type="float" office:value="12.3019548531718" calcext:value-type="float">
            <text:p>12.301954853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 * EXP([.$H$2]*[.A14])+[.$H$3]" office:value-type="float" office:value="12.3299026184183" calcext:value-type="float">
            <text:p>12.329902618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 * EXP([.$H$2]*[.A15])+[.$H$3]" office:value-type="float" office:value="12.3579343528514" calcext:value-type="float">
            <text:p>12.357934352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 * EXP([.$H$2]*[.A16])+[.$H$3]" office:value-type="float" office:value="12.3860503087569" calcext:value-type="float">
            <text:p>12.386050308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 * EXP([.$H$2]*[.A17])+[.$H$3]" office:value-type="float" office:value="12.4142507391785" calcext:value-type="float">
            <text:p>12.414250739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 * EXP([.$H$2]*[.A18])+[.$H$3]" office:value-type="float" office:value="12.4425358979202" calcext:value-type="float">
            <text:p>12.442535897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 * EXP([.$H$2]*[.A19])+[.$H$3]" office:value-type="float" office:value="12.4709060395488" calcext:value-type="float">
            <text:p>12.470906039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 * EXP([.$H$2]*[.A20])+[.$H$3]" office:value-type="float" office:value="12.4993614193957" calcext:value-type="float">
            <text:p>12.499361419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 * EXP([.$H$2]*[.A21])+[.$H$3]" office:value-type="float" office:value="12.5279022935595" calcext:value-type="float">
            <text:p>12.527902293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 * EXP([.$H$2]*[.A22])+[.$H$3]" office:value-type="float" office:value="12.5565289189082" calcext:value-type="float">
            <text:p>12.556528918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 * EXP([.$H$2]*[.A23])+[.$H$3]" office:value-type="float" office:value="12.5852415530817" calcext:value-type="float">
            <text:p>12.585241553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 * EXP([.$H$2]*[.A24])+[.$H$3]" office:value-type="float" office:value="12.6140404544939" calcext:value-type="float">
            <text:p>12.614040454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UM([.B3:.B24])" office:value-type="float" office:value="270.987325235317" calcext:value-type="float">
            <text:p>270.987325235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3:16:48.789035087</meta:creation-date>
    <dc:date>2016-07-31T13:43:54.687840954</dc:date>
    <meta:editing-duration>PT10M35S</meta:editing-duration>
    <meta:editing-cycles>1</meta:editing-cycles>
    <meta:document-statistic meta:table-count="1" meta:cell-count="55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8cm" svg:height="10.053cm" xlink:href=".." xlink:type="simple" chart:class="chart:scatter" chart:style-name="ch1">
        <chart:plot-area chart:style-name="ch2" table:cell-range-address="Sheet1.A2:Sheet1.B25" chart:data-source-has-labels="row" svg:x="0.547cm" svg:y="0.201cm" svg:width="26.286cm" svg:height="9.651cm">
          <chartooo:coordinate-region svg:x="1.539cm" svg:y="0.44cm" svg:width="25.294cm" svg:height="8.6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5" chart:label-cell-address="Sheet1.B2:Sheet1.B2" chart:class="chart:scatter">
            <chart:domain table:cell-range-address="Sheet1.A3:Sheet1.A25"/>
            <chart:regression-curve chart:style-name="ch7">
              <chart:equation chart:display-equation="true" chart:display-r-square="false"/>
            </chart:regression-curve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12.0270405405304">
                <text:p>12.0270405405304</text:p>
                <draw:g>
                  <svg:desc>Sheet1.B3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0541623244866">
                <text:p>12.0541623244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0813655959648">
                <text:p>12.0813655959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1086505997947">
                <text:p>12.1086505997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1360175815415">
                <text:p>12.1360175815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1634667875081">
                <text:p>12.1634667875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1909984647378">
                <text:p>12.1909984647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2186128610156">
                <text:p>12.2186128610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2463102248714">
                <text:p>12.2463102248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2740908055817">
                <text:p>12.2740908055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3019548531718">
                <text:p>12.301954853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3299026184183">
                <text:p>12.3299026184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3579343528514">
                <text:p>12.3579343528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3860503087569">
                <text:p>12.3860503087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4142507391785">
                <text:p>12.4142507391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25358979202">
                <text:p>12.4425358979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4709060395488">
                <text:p>12.4709060395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4993614193957">
                <text:p>12.4993614193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5279022935595">
                <text:p>12.5279022935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5565289189082">
                <text:p>12.5565289189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5852415530817">
                <text:p>12.5852415530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6140404544939">
                <text:p>12.6140404544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